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rsid="006fab77" officeooo:paragraph-rsid="00ac906b"/>
    </style:style>
    <style:style style:name="P2" style:family="paragraph" style:parent-style-name="Standard">
      <style:paragraph-properties fo:text-align="justify" style:justify-single-word="false"/>
      <style:text-properties style:font-name="Times New Roman" officeooo:rsid="0007c853" officeooo:paragraph-rsid="01154b46"/>
    </style:style>
    <style:style style:name="P3" style:family="paragraph" style:parent-style-name="Standard">
      <style:paragraph-properties fo:text-align="start" style:justify-single-word="false"/>
      <style:text-properties style:font-name="Times New Roman" officeooo:rsid="0007c853" officeooo:paragraph-rsid="01154b46"/>
    </style:style>
    <style:style style:name="P4" style:family="paragraph" style:parent-style-name="Standard">
      <style:paragraph-properties fo:text-align="start" style:justify-single-word="false"/>
      <style:text-properties style:font-name="Times New Roman" officeooo:rsid="0007c853" officeooo:paragraph-rsid="006130a2"/>
    </style:style>
    <style:style style:name="P5" style:family="paragraph" style:parent-style-name="Standard">
      <style:paragraph-properties fo:text-align="start" style:justify-single-word="false"/>
      <style:text-properties style:font-name="Times New Roman" officeooo:rsid="0007c853" officeooo:paragraph-rsid="00ac6551"/>
    </style:style>
    <style:style style:name="P6" style:family="paragraph" style:parent-style-name="Standard">
      <style:paragraph-properties fo:text-align="start" style:justify-single-word="false"/>
      <style:text-properties style:font-name="Times New Roman" officeooo:rsid="0007c853" officeooo:paragraph-rsid="00ac906b"/>
    </style:style>
    <style:style style:name="P7" style:family="paragraph" style:parent-style-name="Standard">
      <style:paragraph-properties fo:text-align="justify" style:justify-single-word="false"/>
      <style:text-properties style:font-name="Times New Roman" officeooo:rsid="01154b46" officeooo:paragraph-rsid="01154b46"/>
    </style:style>
    <style:style style:name="P8" style:family="paragraph" style:parent-style-name="Standard">
      <style:paragraph-properties fo:text-align="start" style:justify-single-word="false"/>
      <style:text-properties style:font-name="Times New Roman" officeooo:rsid="003e75b6" officeooo:paragraph-rsid="003dc202"/>
    </style:style>
    <style:style style:name="T1" style:family="text">
      <style:text-properties officeooo:rsid="00121c85"/>
    </style:style>
    <style:style style:name="T2" style:family="text">
      <style:text-properties officeooo:rsid="00154ee2"/>
    </style:style>
    <style:style style:name="T3" style:family="text">
      <style:text-properties officeooo:rsid="001a4e6a"/>
    </style:style>
    <style:style style:name="T4" style:family="text">
      <style:text-properties officeooo:rsid="0058a774"/>
    </style:style>
    <style:style style:name="T5" style:family="text">
      <style:text-properties officeooo:rsid="006fab77"/>
    </style:style>
    <style:style style:name="T6" style:family="text">
      <style:text-properties officeooo:rsid="00bc7eb1"/>
    </style:style>
    <style:style style:name="T7" style:family="text">
      <style:text-properties officeooo:rsid="00fb3a6a"/>
    </style:style>
    <style:style style:name="T8" style:family="text">
      <style:text-properties officeooo:rsid="01154b46"/>
    </style:style>
    <style:style style:name="T9" style:family="text">
      <style:text-properties officeooo:rsid="0122a993"/>
    </style:style>
    <style:style style:name="T10" style:family="text">
      <style:text-properties officeooo:rsid="01278717"/>
    </style:style>
    <style:style style:name="T11" style:family="text">
      <style:text-properties officeooo:rsid="012a3ad9"/>
    </style:style>
    <style:style style:name="T12" style:family="text">
      <style:text-properties officeooo:rsid="012d55fd"/>
    </style:style>
    <style:style style:name="T13" style:family="text">
      <style:text-properties officeooo:rsid="012eb3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480: Assignment 03 Report</text:p>
      <text:p text:style-name="P2"><text:span text:style-name="T8">Zachary Ferguson</text:span></text:p>
      <text:p text:style-name="P2"/>
      <text:p text:style-name="P3"><text:tab/><text:span text:style-name="T9">While i</text:span>mplementing this code <text:span text:style-name="T9">I tried to </text:span>utilize mapcar, <text:span text:style-name="T3">lambda</text:span>, and apply to write short, <text:span text:style-name="T1">concise</text:span>, and readable code. <text:span text:style-name="T2">The difference function can calculate the difference in three different ways. Realizing <text:s/>this, I was able to implement the function by using a mapping with a lambda decided by the measure type. Each lambda calculates the difference in there own way and then the list of differences is passed to the addition function to be summed up. These design choices allow for simple and ease to read code.</text:span></text:p>
      <text:p text:style-name="P8"><text:tab/>Moving onto the k-nearest-neighbor function, my design choices follow the difference function. <text:s text:c="2"/>I attempted to use lambda to simplify the code. To implement k-nearest-neighbor, I first sort the examples based on <text:span text:style-name="T10">their</text:span> difference to the new-example. Then, I take a subsequence of the closest k examples and determine the most common label of these examples. The provided most-common function does have a bug in which remove-duplicated will not remove classes if they are list, so I first take the <text:span text:style-name="T11">classes</text:span> out of <text:span text:style-name="T12">their</text:span> list<text:span text:style-name="T13">s</text:span> then call most-common.</text:p>
      <text:p text:style-name="P4"><text:tab/><text:span text:style-name="T4">To implement the generalization function, I simply map from the test-examples to a list of boolean values for if the class is correct. I then sum up these boolean values are divide by the number of test examples.</text:span></text:p>
      <text:p text:style-name="P5"><text:tab/><text:span text:style-name="T5">Working on this project I was able to get a firm grasp of LISP and better understand the apply and mapcar functions. Both of the functions combined with lambdas allow for short yet powerful code. <text:tab/>This project provided insight into the induction and k-nearest neighbor. The lecture notes provide a simple two dimensional example, but working with the data set provided it becomes clear that the algorithm can function in higher dimensions. Computing the difference of two vectors in this higher dimension follows the simple example, and it is easy to see that k-nearest neighbor is a effective algorithm in classifying data. </text:span></text:p>
      <text:p text:style-name="P1"><text:tab/>The choice of measure and the value for K, the number of nearest neighbor to consider, plays an important role in determining the classification. With a K value too low the algorithm overfits the data, not accounting for noise. Similarly, a K value too large will result in underfitting and poor borders between classifiers. While testing the different data sets I experimented with the K-value to determine a <text:s/>good fit for the data.</text:p>
      <text:p text:style-name="P6"><text:tab/><text:span text:style-name="T6">I also experimented with the measures for the difference function to determine its effect. Using the generalization function I was able to determine the difference in percent based solely on the measurement. Experimentally, the squared and manhattan measurements performed better than the count measurement. This seems logical because both the squared and manhattan distance account for real distance and not for simple boolean difference. Count, however, is able to handle input vector beyond number. For these values, count is obviously a better choice since the squared or manhattan difference of a string is undefined.</text:span></text:p>
      <text:p text:style-name="P6"><text:tab/><text:span text:style-name="T7">In conclusion, k-nearest neighbor is a simple yet powerful algorithm for classifying input based on a training set. The measure and value of K, however, require some testing to determine a value that is a good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7:32:54.692292012</meta:creation-date>
    <dc:date>2016-09-22T20:46:58.973799530</dc:date>
    <meta:editing-duration>PT3H29M56S</meta:editing-duration>
    <meta:editing-cycles>115</meta:editing-cycles>
    <meta:generator>LibreOffice/5.1.4.2$Linux_X86_64 LibreOffice_project/10m0$Build-2</meta:generator>
    <meta:document-statistic meta:table-count="0" meta:image-count="0" meta:object-count="0" meta:page-count="1" meta:paragraph-count="9" meta:word-count="524" meta:character-count="3214" meta:non-whitespace-character-count="2686"/>
  </office:meta>
</office:document-meta>
</file>